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605e" officeooo:paragraph-rsid="0005605e"/>
    </style:style>
    <style:style style:name="P2" style:family="paragraph" style:parent-style-name="Standard">
      <style:text-properties officeooo:rsid="00061865" officeooo:paragraph-rsid="00061865"/>
    </style:style>
    <style:style style:name="P3" style:family="paragraph" style:parent-style-name="Standard">
      <style:text-properties officeooo:rsid="00061865" officeooo:paragraph-rsid="002298bc"/>
    </style:style>
    <style:style style:name="P4" style:family="paragraph" style:parent-style-name="Standard">
      <style:text-properties officeooo:rsid="00061865" officeooo:paragraph-rsid="00292261"/>
    </style:style>
    <style:style style:name="P5" style:family="paragraph" style:parent-style-name="Standard">
      <style:text-properties officeooo:rsid="0008b749" officeooo:paragraph-rsid="0008b749"/>
    </style:style>
    <style:style style:name="P6" style:family="paragraph" style:parent-style-name="Standard">
      <style:text-properties officeooo:rsid="000b4c9a" officeooo:paragraph-rsid="000b4c9a"/>
    </style:style>
    <style:style style:name="P7" style:family="paragraph" style:parent-style-name="Standard">
      <style:text-properties officeooo:rsid="00113a4a" officeooo:paragraph-rsid="00113a4a"/>
    </style:style>
    <style:style style:name="P8" style:family="paragraph" style:parent-style-name="Standard">
      <style:text-properties officeooo:rsid="0012af3e" officeooo:paragraph-rsid="0012af3e"/>
    </style:style>
    <style:style style:name="P9" style:family="paragraph" style:parent-style-name="Standard">
      <style:text-properties officeooo:rsid="0013c693" officeooo:paragraph-rsid="0013c693"/>
    </style:style>
    <style:style style:name="P10" style:family="paragraph" style:parent-style-name="Standard">
      <style:text-properties officeooo:rsid="00152cb1" officeooo:paragraph-rsid="00152cb1"/>
    </style:style>
    <style:style style:name="P11" style:family="paragraph" style:parent-style-name="Standard">
      <style:text-properties style:text-underline-style="solid" style:text-underline-width="auto" style:text-underline-color="font-color" officeooo:rsid="000b4c9a" officeooo:paragraph-rsid="000b4c9a"/>
    </style:style>
    <style:style style:name="P12" style:family="paragraph" style:parent-style-name="Standard">
      <style:text-properties officeooo:rsid="001fac5b" officeooo:paragraph-rsid="001fac5b"/>
    </style:style>
    <style:style style:name="P13" style:family="paragraph" style:parent-style-name="Footnote">
      <style:text-properties officeooo:rsid="0005605e" officeooo:paragraph-rsid="0005605e"/>
    </style:style>
    <style:style style:name="P14" style:family="paragraph" style:parent-style-name="Footnote">
      <style:text-properties style:font-name="Times New Roman"/>
    </style:style>
    <style:style style:name="P15" style:family="paragraph" style:parent-style-name="Footnote">
      <style:text-properties style:font-name="Times New Roman" fo:font-size="10pt" style:font-size-asian="10pt" style:font-size-complex="10pt"/>
    </style:style>
    <style:style style:name="P16" style:family="paragraph" style:parent-style-name="Footnote">
      <style:text-properties fo:font-size="10pt" style:font-size-asian="10pt" style:font-size-complex="10pt"/>
    </style:style>
    <style:style style:name="P17" style:family="paragraph" style:parent-style-name="Footnote">
      <style:text-properties officeooo:rsid="001cef3a" officeooo:paragraph-rsid="001cef3a"/>
    </style:style>
    <style:style style:name="P18" style:family="paragraph" style:parent-style-name="Footnote">
      <style:text-properties fo:font-style="italic" officeooo:rsid="001cef3a" officeooo:paragraph-rsid="001cef3a" style:font-style-asian="italic" style:font-style-complex="italic"/>
    </style:style>
    <style:style style:name="P19" style:family="paragraph" style:parent-style-name="Footnote">
      <style:text-properties officeooo:rsid="001ef697" officeooo:paragraph-rsid="001ef697"/>
    </style:style>
    <style:style style:name="P20" style:family="paragraph" style:parent-style-name="Footnote">
      <style:text-properties officeooo:rsid="002518e1" officeooo:paragraph-rsid="002518e1"/>
    </style:style>
    <style:style style:name="P21" style:family="paragraph" style:parent-style-name="Standard">
      <style:paragraph-properties fo:margin-top="0cm" fo:margin-bottom="0.353cm" style:contextual-spacing="false"/>
      <style:text-properties officeooo:rsid="0005605e" officeooo:paragraph-rsid="00061865"/>
    </style:style>
    <style:style style:name="P22" style:family="paragraph" style:parent-style-name="Standard">
      <style:paragraph-properties fo:margin-top="0cm" fo:margin-bottom="0.423cm" style:contextual-spacing="false"/>
      <style:text-properties officeooo:paragraph-rsid="00061865"/>
    </style:style>
    <style:style style:name="P23" style:family="paragraph" style:parent-style-name="Standard">
      <style:paragraph-properties fo:margin-top="0cm" fo:margin-bottom="0.423cm" style:contextual-spacing="false"/>
      <style:text-properties officeooo:rsid="0005605e" officeooo:paragraph-rsid="00061865"/>
    </style:style>
    <style:style style:name="P24" style:family="paragraph" style:parent-style-name="Standard">
      <style:paragraph-properties fo:margin-top="0cm" fo:margin-bottom="0.423cm" style:contextual-spacing="false"/>
      <style:text-properties officeooo:paragraph-rsid="0006d514"/>
    </style:style>
    <style:style style:name="P25" style:family="paragraph" style:parent-style-name="Standard">
      <style:paragraph-properties fo:margin-top="0cm" fo:margin-bottom="0.423cm" style:contextual-spacing="false"/>
      <style:text-properties style:text-underline-style="solid" style:text-underline-width="auto" style:text-underline-color="font-color" officeooo:rsid="0006d514" officeooo:paragraph-rsid="0006d514"/>
    </style:style>
    <style:style style:name="P26"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1ae9c9"/>
    </style:style>
    <style:style style:name="P27" style:family="paragraph" style:parent-style-name="Standard">
      <style:paragraph-properties fo:margin-top="0cm" fo:margin-bottom="0.423cm" style:contextual-spacing="false"/>
      <style:text-properties style:text-underline-style="solid" style:text-underline-width="auto" style:text-underline-color="font-color" officeooo:rsid="000cfc25" officeooo:paragraph-rsid="001ae9c9"/>
    </style:style>
    <style:style style:name="P28" style:family="paragraph" style:parent-style-name="Standard">
      <style:paragraph-properties fo:margin-top="0cm" fo:margin-bottom="0.423cm" style:contextual-spacing="false"/>
      <style:text-properties style:text-underline-style="solid" style:text-underline-width="auto" style:text-underline-color="font-color" officeooo:rsid="000eb1b9" officeooo:paragraph-rsid="001ae9c9"/>
    </style:style>
    <style:style style:name="P29"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1ae9c9"/>
    </style:style>
    <style:style style:name="P30" style:family="paragraph" style:parent-style-name="Standard">
      <style:paragraph-properties fo:margin-top="0cm" fo:margin-bottom="0.423cm" style:contextual-spacing="false"/>
      <style:text-properties officeooo:paragraph-rsid="0007e21d"/>
    </style:style>
    <style:style style:name="P31" style:family="paragraph" style:parent-style-name="Standard">
      <style:paragraph-properties fo:margin-top="0cm" fo:margin-bottom="0.423cm" style:contextual-spacing="false"/>
      <style:text-properties officeooo:rsid="0007e21d" officeooo:paragraph-rsid="0007e21d"/>
    </style:style>
    <style:style style:name="P32" style:family="paragraph" style:parent-style-name="Standard">
      <style:paragraph-properties fo:margin-top="0cm" fo:margin-bottom="0.423cm" style:contextual-spacing="false"/>
      <style:text-properties style:text-underline-style="none" officeooo:rsid="0018281d" officeooo:paragraph-rsid="001ae9c9"/>
    </style:style>
    <style:style style:name="P33" style:family="paragraph" style:parent-style-name="Standard">
      <style:paragraph-properties fo:margin-top="0cm" fo:margin-bottom="0.423cm" style:contextual-spacing="false"/>
      <style:text-properties officeooo:rsid="001c0a9a" officeooo:paragraph-rsid="001c0a9a"/>
    </style:style>
    <style:style style:name="P34" style:family="paragraph" style:parent-style-name="Standard">
      <style:paragraph-properties fo:margin-top="0cm" fo:margin-bottom="0.423cm" style:contextual-spacing="false"/>
      <style:text-properties officeooo:rsid="001fac5b" officeooo:paragraph-rsid="001fac5b"/>
    </style:style>
    <style:style style:name="P35" style:family="paragraph" style:parent-style-name="Standard">
      <style:text-properties officeooo:rsid="00275880" officeooo:paragraph-rsid="00292261"/>
    </style:style>
    <style:style style:name="P36" style:family="paragraph" style:parent-style-name="Standard">
      <style:text-properties officeooo:rsid="00061865" officeooo:paragraph-rsid="002d17c3"/>
    </style:style>
    <style:style style:name="P37" style:family="paragraph" style:parent-style-name="Standard">
      <style:text-properties officeooo:rsid="00061865" officeooo:paragraph-rsid="002e888f"/>
    </style:style>
    <style:style style:name="P38" style:family="paragraph" style:parent-style-name="Standard">
      <style:text-properties officeooo:rsid="00061865" officeooo:paragraph-rsid="0037c794"/>
    </style:style>
    <style:style style:name="P39" style:family="paragraph" style:parent-style-name="Standard">
      <style:text-properties officeooo:rsid="0005605e" officeooo:paragraph-rsid="001fac5b"/>
    </style:style>
    <style:style style:name="P40" style:family="paragraph" style:parent-style-name="Standard">
      <style:text-properties officeooo:rsid="0005605e" officeooo:paragraph-rsid="0005605e"/>
    </style:style>
    <style:style style:name="P41" style:family="paragraph" style:parent-style-name="Standard">
      <style:text-properties officeooo:rsid="00331a8f" officeooo:paragraph-rsid="00331a8f"/>
    </style:style>
    <style:style style:name="P42" style:family="paragraph" style:parent-style-name="Standard">
      <style:text-properties officeooo:rsid="00113a4a" officeooo:paragraph-rsid="003775af"/>
    </style:style>
    <style:style style:name="P43" style:family="paragraph" style:parent-style-name="Standard">
      <style:text-properties officeooo:rsid="00152cb1" officeooo:paragraph-rsid="00152cb1"/>
    </style:style>
    <style:style style:name="P44" style:family="paragraph" style:parent-style-name="Standard">
      <style:text-properties officeooo:rsid="00152cb1" officeooo:paragraph-rsid="003775af"/>
    </style:style>
    <style:style style:name="P45" style:family="paragraph" style:parent-style-name="Standard">
      <style:text-properties officeooo:rsid="00152cb1" officeooo:paragraph-rsid="0037c794"/>
    </style:style>
    <style:style style:name="P46" style:family="paragraph" style:parent-style-name="Standard">
      <style:text-properties officeooo:rsid="003775af" officeooo:paragraph-rsid="003775af"/>
    </style:style>
    <style:style style:name="P47" style:family="paragraph" style:parent-style-name="Standard">
      <style:text-properties style:text-underline-style="solid" style:text-underline-width="auto" style:text-underline-color="font-color" officeooo:rsid="0036d825" officeooo:paragraph-rsid="003775af"/>
    </style:style>
    <style:style style:name="P48" style:family="paragraph" style:parent-style-name="Standard">
      <style:text-properties style:text-underline-style="solid" style:text-underline-width="auto" style:text-underline-color="font-color" officeooo:rsid="003775af" officeooo:paragraph-rsid="003775af"/>
    </style:style>
    <style:style style:name="P49" style:family="paragraph" style:parent-style-name="Standard">
      <style:text-properties officeooo:rsid="0012af3e" officeooo:paragraph-rsid="0038e8e5"/>
    </style:style>
    <style:style style:name="P50" style:family="paragraph" style:parent-style-name="Standard">
      <style:paragraph-properties fo:margin-top="0cm" fo:margin-bottom="0.423cm" style:contextual-spacing="false"/>
      <style:text-properties officeooo:rsid="0036d825" officeooo:paragraph-rsid="003775af"/>
    </style:style>
    <style:style style:name="P51"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37c794"/>
    </style:style>
    <style:style style:name="P52" style:family="paragraph" style:parent-style-name="Standard">
      <style:paragraph-properties fo:margin-top="0cm" fo:margin-bottom="0.423cm" style:contextual-spacing="false"/>
      <style:text-properties officeooo:rsid="001c0a9a" officeooo:paragraph-rsid="0037c794"/>
    </style:style>
    <style:style style:name="P53" style:family="paragraph" style:parent-style-name="Standard">
      <style:paragraph-properties fo:margin-top="0cm" fo:margin-bottom="0.423cm" style:contextual-spacing="false"/>
      <style:text-properties officeooo:rsid="001c0a9a" officeooo:paragraph-rsid="0038e8e5"/>
    </style:style>
    <style:style style:name="P54" style:family="paragraph" style:parent-style-name="Table_20_Contents">
      <style:text-properties officeooo:rsid="003775af" officeooo:paragraph-rsid="003775af"/>
    </style:style>
    <style:style style:name="P55" style:family="paragraph" style:parent-style-name="Table_20_Contents">
      <style:text-properties officeooo:rsid="0037c794" officeooo:paragraph-rsid="0037c794"/>
    </style:style>
    <style:style style:name="P56" style:family="paragraph" style:parent-style-name="Table_20_Contents">
      <style:text-properties officeooo:rsid="0038e8e5" officeooo:paragraph-rsid="0038e8e5"/>
    </style:style>
    <style:style style:name="P57" style:family="paragraph" style:parent-style-name="Footnote">
      <style:text-properties fo:color="#000000" style:font-name="Times New Roman" fo:font-size="10pt" style:font-size-asian="10pt" style:font-size-complex="10pt"/>
    </style:style>
    <style:style style:name="P58" style:family="paragraph" style:parent-style-name="Footnote">
      <style:text-properties style:font-name="Times New Roman" fo:font-size="10pt" style:font-size-asian="10pt" style:font-size-complex="10pt"/>
    </style:style>
    <style:style style:name="P59" style:family="paragraph" style:parent-style-name="Footnote">
      <style:text-properties officeooo:paragraph-rsid="002e888f"/>
    </style:style>
    <style:style style:name="P60" style:family="paragraph" style:parent-style-name="Footnote">
      <style:text-properties officeooo:rsid="0030780f" officeooo:paragraph-rsid="0030780f"/>
    </style:style>
    <style:style style:name="P61" style:family="paragraph" style:parent-style-name="Footnote">
      <style:text-properties style:font-name="Times New Roman" fo:font-size="10pt" style:font-size-asian="10pt" style:font-size-complex="10pt"/>
    </style:style>
    <style:style style:name="P62" style:family="paragraph" style:parent-style-name="Footnote">
      <style:text-properties officeooo:rsid="001cef3a" officeooo:paragraph-rsid="001cef3a"/>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fo:font-style="normal" officeooo:rsid="0005605e" style:font-style-asian="normal"/>
    </style:style>
    <style:style style:name="T5" style:family="text">
      <style:text-properties fo:color="#000000" fo:font-style="normal" officeooo:rsid="000dbe4f" style:font-style-asian="normal"/>
    </style:style>
    <style:style style:name="T6" style:family="text">
      <style:text-properties fo:color="#000000" fo:font-style="normal" officeooo:rsid="002070ab" style:font-style-asian="normal"/>
    </style:style>
    <style:style style:name="T7" style:family="text">
      <style:text-properties fo:color="#000000" fo:font-style="normal" officeooo:rsid="002518e1" style:font-style-asian="normal"/>
    </style:style>
    <style:style style:name="T8" style:family="text">
      <style:text-properties fo:color="#000000" style:font-name="Times New Roman" fo:font-size="10pt" style:font-size-asian="10pt" style:font-size-complex="10pt"/>
    </style:style>
    <style:style style:name="T9" style:family="text">
      <style:text-properties fo:color="#000000" style:font-name="Times New Roman" fo:font-size="10pt" fo:font-style="italic" style:font-size-asian="10pt" style:font-style-asian="italic" style:font-size-complex="10pt"/>
    </style:style>
    <style:style style:name="T10" style:family="text">
      <style:text-properties fo:color="#000000" style:font-name="Times New Roman" fo:font-size="10pt" fo:font-style="normal" style:font-size-asian="10pt" style:font-style-asian="normal" style:font-size-complex="10pt"/>
    </style:style>
    <style:style style:name="T11" style:family="text">
      <style:text-properties fo:color="#000000" style:font-name="Times New Roman" fo:font-size="10pt" fo:font-style="normal" officeooo:rsid="00135550" style:font-size-asian="10pt" style:font-style-asian="normal" style:font-size-complex="10pt"/>
    </style:style>
    <style:style style:name="T12" style:family="text">
      <style:text-properties fo:color="#000000" fo:font-size="10pt" style:font-size-asian="10pt" style:font-size-complex="10pt"/>
    </style:style>
    <style:style style:name="T13" style:family="text">
      <style:text-properties fo:color="#000000" fo:font-size="10pt" fo:font-style="italic" style:font-size-asian="10pt" style:font-style-asian="italic" style:font-size-complex="10pt"/>
    </style:style>
    <style:style style:name="T14" style:family="text">
      <style:text-properties fo:color="#000000" fo:font-size="10pt" fo:font-style="normal" style:font-size-asian="10pt" style:font-style-asian="normal" style:font-size-complex="10pt"/>
    </style:style>
    <style:style style:name="T15" style:family="text">
      <style:text-properties fo:color="#000000" officeooo:rsid="002d17c3"/>
    </style:style>
    <style:style style:name="T16" style:family="text">
      <style:text-properties fo:color="#000000" officeooo:rsid="002e888f"/>
    </style:style>
    <style:style style:name="T17" style:family="text">
      <style:text-properties officeooo:rsid="00061865"/>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06d514" style:font-style-asian="italic" style:font-style-complex="italic"/>
    </style:style>
    <style:style style:name="T21" style:family="text">
      <style:text-properties fo:font-style="italic" officeooo:rsid="00135550" style:font-style-asian="italic" style:font-style-complex="italic"/>
    </style:style>
    <style:style style:name="T22" style:family="text">
      <style:text-properties fo:font-style="italic" style:text-underline-style="none" officeooo:rsid="000cfc25" style:font-style-asian="italic" style:font-style-complex="italic"/>
    </style:style>
    <style:style style:name="T23" style:family="text">
      <style:text-properties officeooo:rsid="0006d514"/>
    </style:style>
    <style:style style:name="T24" style:family="text">
      <style:text-properties fo:font-style="normal" style:font-style-asian="normal" style:font-style-complex="normal"/>
    </style:style>
    <style:style style:name="T25" style:family="text">
      <style:text-properties fo:font-style="normal" officeooo:rsid="0006d514" style:font-style-asian="normal" style:font-style-complex="normal"/>
    </style:style>
    <style:style style:name="T26" style:family="text">
      <style:text-properties fo:font-style="normal" officeooo:rsid="0007e21d" style:font-style-asian="normal" style:font-style-complex="normal"/>
    </style:style>
    <style:style style:name="T27" style:family="text">
      <style:text-properties fo:font-style="normal" officeooo:rsid="003775af"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0cfc25" style:font-style-asian="normal" style:font-style-complex="normal"/>
    </style:style>
    <style:style style:name="T30" style:family="text">
      <style:text-properties fo:font-style="normal" style:text-underline-style="none" officeooo:rsid="000dbe4f" style:font-style-asian="normal" style:font-style-complex="normal"/>
    </style:style>
    <style:style style:name="T31" style:family="text">
      <style:text-properties fo:font-style="normal" style:text-underline-style="none" officeooo:rsid="000eb1b9" style:font-style-asian="normal" style:font-style-complex="normal"/>
    </style:style>
    <style:style style:name="T32" style:family="text">
      <style:text-properties fo:font-style="normal" style:text-underline-style="none" officeooo:rsid="0016d72f" style:font-style-asian="normal" style:font-style-complex="normal"/>
    </style:style>
    <style:style style:name="T33" style:family="text">
      <style:text-properties fo:font-style="normal" style:text-underline-style="none" officeooo:rsid="0018281d" style:font-style-asian="normal" style:font-style-complex="normal"/>
    </style:style>
    <style:style style:name="T34" style:family="text">
      <style:text-properties fo:font-style="normal" style:text-underline-style="none" officeooo:rsid="0018685c" style:font-style-asian="normal" style:font-style-complex="normal"/>
    </style:style>
    <style:style style:name="T35" style:family="text">
      <style:text-properties fo:font-style="normal" style:text-underline-style="none" officeooo:rsid="001ae9c9" style:font-style-asian="normal" style:font-style-complex="normal"/>
    </style:style>
    <style:style style:name="T36" style:family="text">
      <style:text-properties fo:font-style="normal" style:text-underline-style="none" officeooo:rsid="00305e6f" style:font-style-asian="normal" style:font-style-complex="normal"/>
    </style:style>
    <style:style style:name="T37" style:family="text">
      <style:text-properties fo:font-style="normal" style:text-underline-style="none" officeooo:rsid="0030780f" style:font-style-asian="normal" style:font-style-complex="normal"/>
    </style:style>
    <style:style style:name="T38" style:family="text">
      <style:text-properties fo:font-style="normal" style:text-underline-style="none" officeooo:rsid="0037c794" style:font-style-asian="normal" style:font-style-complex="normal"/>
    </style:style>
    <style:style style:name="T39" style:family="text">
      <style:text-properties officeooo:rsid="0007e21d"/>
    </style:style>
    <style:style style:name="T40" style:family="text">
      <style:text-properties officeooo:rsid="000809ae"/>
    </style:style>
    <style:style style:name="T41" style:family="text">
      <style:text-properties style:text-underline-style="none"/>
    </style:style>
    <style:style style:name="T42" style:family="text">
      <style:text-properties style:text-underline-style="none" officeooo:rsid="000a260d"/>
    </style:style>
    <style:style style:name="T43" style:family="text">
      <style:text-properties style:text-underline-style="none" officeooo:rsid="000b4c9a"/>
    </style:style>
    <style:style style:name="T44" style:family="text">
      <style:text-properties style:text-underline-style="none" officeooo:rsid="000cfc25"/>
    </style:style>
    <style:style style:name="T45" style:family="text">
      <style:text-properties style:text-underline-style="none" officeooo:rsid="000dbe4f"/>
    </style:style>
    <style:style style:name="T46" style:family="text">
      <style:text-properties style:text-underline-style="none" officeooo:rsid="000faac8"/>
    </style:style>
    <style:style style:name="T47" style:family="text">
      <style:text-properties style:text-underline-style="none" officeooo:rsid="00196902"/>
    </style:style>
    <style:style style:name="T48" style:family="text">
      <style:text-properties style:text-underline-style="none" officeooo:rsid="002e888f"/>
    </style:style>
    <style:style style:name="T49" style:family="text">
      <style:text-properties style:text-underline-style="none" officeooo:rsid="00305e6f"/>
    </style:style>
    <style:style style:name="T50" style:family="text">
      <style:text-properties officeooo:rsid="0012af3e"/>
    </style:style>
    <style:style style:name="T51" style:family="text">
      <style:text-properties officeooo:rsid="00135550"/>
    </style:style>
    <style:style style:name="T52" style:family="text">
      <style:text-properties officeooo:rsid="0016d72f"/>
    </style:style>
    <style:style style:name="T53" style:family="text">
      <style:text-properties officeooo:rsid="001a9510"/>
    </style:style>
    <style:style style:name="T54" style:family="text">
      <style:text-properties officeooo:rsid="001cef3a"/>
    </style:style>
    <style:style style:name="T55" style:family="text">
      <style:text-properties officeooo:rsid="001e2938"/>
    </style:style>
    <style:style style:name="T56" style:family="text">
      <style:text-properties officeooo:rsid="002298bc"/>
    </style:style>
    <style:style style:name="T57" style:family="text">
      <style:text-properties officeooo:rsid="002b740c"/>
    </style:style>
    <style:style style:name="T58" style:family="text">
      <style:text-properties officeooo:rsid="00305e6f"/>
    </style:style>
    <style:style style:name="T59" style:family="text">
      <style:text-properties officeooo:rsid="00315fa0"/>
    </style:style>
    <style:style style:name="T60" style:family="text">
      <style:text-properties officeooo:rsid="0034f255"/>
    </style:style>
    <style:style style:name="T61" style:family="text">
      <style:text-properties officeooo:rsid="003775af"/>
    </style:style>
    <style:style style:name="T62" style:family="text">
      <style:text-properties officeooo:rsid="0037c794"/>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Case Study</text:p>
      <text:p text:style-name="P1">Soda</text:p>
      <text:p text:style-name="P1"/>
      <text:p text:style-name="P2">This chapter is concerned with different types of sodas; caustic, washing and bicarbonate. They are closely related chemically, but have different properties. <text:span text:style-name="T39">All three are effective grease removers, with caustic being the strongest and bicarbonate the weakest. As such, t</text:span>hey were and still are used for general household cleaning and stain removal, although the process of research demonstrated to me that bicarbonate was generally reserved for leavening in baking and for domestic medicine, which are both outside the scope of this thesis. </text:p>
      <text:p text:style-name="P3"/>
      <text:p text:style-name="P35">The manufacture of soda ash is the basis for the industrial production of all the sodas discussed in this chapter. Soda ash requires common salt and limestone as raw materials. Although soda ash has historically been produced by the Leblanc method, the Solvay method, also known as the ammoniated brine process, was the one in use at between the 1930s and the 1980s, and is still in use today. This process was developed in the 1860s and Brunner Mond built a large plant in Winnington, Cheshire, making use of the natural salt deposits in that geographical area <text:span text:style-name="T57">which could be</text:span> extracted as brine. During the process, brine is mixed with carbon dioxide generated from the heating of limestone. <text:span text:style-name="T57">Brunner Mond acquired shares in the Buxton Lime Firm, </text:span>Derbyshire, which is rich in limestone, <text:span text:style-name="T57">ensuring supply of</text:span> the raw materials for soda ash production, <text:span text:style-name="T57">and BLF became part of ICI in 1926, forming the foundation of the Lime Division</text:span>.<text:note text:id="ftn0" text:note-class="footnote"><text:note-citation>1</text:note-citation><text:note-body><text:p text:style-name="Footnote"><text:span text:style-name="T1">"The Parent Company and Its Interests in the United Kingdom." edited by Imperial Chemical Industries: Catalyst, 1950.</text:span></text:p></text:note-body></text:note> </text:p>
      <text:p text:style-name="P4"/>
      <text:p text:style-name="P38"><text:span text:style-name="T57">Soda ash, caustic soda, soda crystals and bicarbonate of soda were and are the most important products made by ICI's Alkali Division. Caustic soda is manufactured by the lime-soda process, where the soda ash is with calcium hydroxide (slaked lime). In 1950, ICI consider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57"><text:note text:id="ftn33" text:note-class="footnote"><text:note-citation>2</text:note-citation><text:note-body><text:p text:style-name="P59"><text:span text:style-name="T1">"The Parent Company and Its Interests in the United Kingdom." edited by Imperial Chemical Industries: Catalyst, 1950. </text:span><text:span text:style-name="T16">section 9 Who are ICI's competitors?</text:span></text:p></text:note-body></text:note></text:span><text:span text:style-name="T57"> The object of the exericse to illustrate ICI's competitors was to emphasise that ICI did not have a monopoly, however the report compiled did not include production or retail figures leaving readers no wiser as to how strong these competitors were. </text:span></text:p>
      <text:p text:style-name="P36"/>
      <text:p text:style-name="P37"><text:span text:style-name="T57">Unilever as a manufacturer of soaps and detergents required large quantities of caustic soda, every 100 tons of soap required 12.5 tons of caustic soda and 66-7 tons of oils and fats.</text:span><text:span text:style-name="T57"><text:note text:id="ftn1" text:note-class="footnote"><text:note-citation>3</text:note-citation><text:note-body><text:p text:style-name="Footnote"><text:span text:style-name="T1">Wilson, Charles. </text:span><text:span text:style-name="T2">The History of Unilever: A Study in Economic Growth and Social Change</text:span><text:span text:style-name="T3">. 3 vols London,: Cassell, 1970. </text:span><text:span text:style-name="T7">p125</text:span></text:p></text:note-body></text:note></text:span><text:span text:style-name="T57"> Wilson suggested that a large concentration of British soap firms could be found in the North West in order that they could be situated near the salt deposits that generated the caustic soda that they needed.</text:span><text:span text:style-name="T57"><text:note text:id="ftn2" text:note-class="footnote"><text:note-citation>4</text:note-citation><text:note-body><text:p text:style-name="P20">Wilson, Charles (1970) p11</text:p></text:note-body></text:note></text:span><text:span text:style-name="T57"> There were soda plants elsewhere, such as Thawpit's in High Wycombe, which supplied Boots the Chemist shops with soda crystals to be sold sold loose.</text:span><text:span text:style-name="T57"><text:note text:id="ftn32" text:note-class="footnote"><text:note-citation>5</text:note-citation><text:note-body><text:p text:style-name="P15"><text:span text:style-name="T15">Letter from </text:span><text:span text:style-name="T1">Davies, P. "Thawpit, Ici." Boots, 1964.</text:span></text:p></text:note-body></text:note></text:span></text:p>
      <text:p text:style-name="P3"/>
      <text:p text:style-name="P3"><text:span text:style-name="T56">Caustic soda was made by Joseph Crosfield and Sons, Warrington as part of Unilever, until 1939, when they handed over manufacture to their parent company, while retaining the sales of the product. Despite being a minor part of their operation at that site, the closure of the plant affected around 100 workers.</text:span><text:span text:style-name="T56"><text:note text:id="ftn3" text:note-class="footnote"><text:note-citation>6</text:note-citation><text:note-body><text:p text:style-name="Footnote"><text:span text:style-name="T1">"Caustic Soda Works: <text:s/>A Warrington Plant to Close." </text:span><text:span text:style-name="T2">The Manchester Guardian</text:span><text:span text:style-name="T3">, 18/03/1939 1939, 8.</text:span></text:p></text:note-body></text:note></text:span></text:p>
      <text:p text:style-name="P5"/>
      <text:p text:style-name="P26">Caustic soda</text:p>
      <text:p text:style-name="P26"><text:soft-page-break/><text:span text:style-name="T42">Sodium hydroxide is also known as lye, or caustic soda. It is not to be confused with lunar caustic, which is silver nitrate. </text:span><text:span text:style-name="T43">Sodium hydroxide is a</text:span><text:span text:style-name="T42"> strong base, or alkali, it can cause burns to </text:span><text:span text:style-name="T43">living tissues if splashed and not neutralised or rinsed off immediately. This requires care to be exercised in its domestic use. </text:span><text:span text:style-name="T44">Most </text:span><text:span text:style-name="T48">historiography</text:span><text:span text:style-name="T44"> on caustic soda is concerned with its industrial production or manufacturing uses </text:span><text:span text:style-name="T45">which includes company doctors sharing information on treating factory accidents,</text:span><text:span text:style-name="T45"><text:note text:id="ftn4" text:note-class="footnote"><text:note-citation>7</text:note-citation><text:note-body><text:p text:style-name="P15"><text:span text:style-name="T1">Terry, H. "Caustic Soda Burns: Their Prevention and Treatment." </text:span><text:span text:style-name="T2">The British Medical Journal </text:span><text:span text:style-name="T3">1, no. 4302 (1943): 756-57. <text:s/></text:span><text:span text:style-name="T5">Terry was employed by ICI. </text:span></text:p></text:note-body></text:note></text:span><text:span text:style-name="T44"> rather than the domestic uses. Where use at home is mentioned </text:span><text:span text:style-name="T45">in professional publications</text:span><text:span text:style-name="T44">, it is in relation to accidents, </text:span><text:span text:style-name="T45">especially</text:span><text:span text:style-name="T44"> fatal poisonings. Although it burns in the mouth, Pearn </text:span><text:span text:style-name="T22">et al</text:span><text:span text:style-name="T29"> describe how in clinical practice this sensation leads to either spitting it out, or a reflex swallow, with dire consequences.</text:span><text:span text:style-name="T29"><text:note text:id="ftn5" text:note-class="footnote"><text:note-citation>8</text:note-citation><text:note-body><text:p text:style-name="P16"><text:span text:style-name="T1">Pearn, J., J. Nixon, A. Ansford, and A. Corcoran. "Accidental Poisoning in Childhood : Five Year Urban Population Study with 15 Year Analysis of Fatality." </text:span><text:span text:style-name="T2">British Medical Journal </text:span><text:span text:style-name="T3">288, no. 6410 (1984): 44-46.</text:span></text:p></text:note-body></text:note></text:span><text:span text:style-name="T29"> </text:span><text:span text:style-name="T37">In fact, household advice from 1843 had advised never to keep "vitriol, soda, nor pearl ash" in the kitchen, due to their potential for injury both to the user and the object it was being used on.</text:span><text:span text:style-name="T37"><text:note text:id="ftn34" text:note-class="footnote"><text:note-citation>9</text:note-citation><text:note-body><text:p text:style-name="P60"><text:span text:style-name="T19">Miss Leslie's Magazine</text:span>, quoted in <text:span text:style-name="T19">Crinolines and Crimping Irons </text:span><text:span text:style-name="T24">p 32</text:span></text:p></text:note-body></text:note></text:span></text:p>
      <text:p text:style-name="P27"><text:span text:style-name="T28">However, the number of fatal accidental poisonings occurring in the </text:span><text:span text:style-name="T30">British </text:span><text:span text:style-name="T28">home </text:span><text:span text:style-name="T32">wa</text:span><text:span text:style-name="T28">s low for caustic soda, </text:span><text:span text:style-name="T31">responsible for 7 deaths in children under 10 years old between 1931 and 1935,</text:span><text:span text:style-name="T31"><text:note text:id="ftn6" text:note-class="footnote"><text:note-citation>10</text:note-citation><text:note-body><text:p text:style-name="P15"><text:span text:style-name="T1">Craig, J. O. "Emergencies in General Practice: Poisons Children Swallow." </text:span><text:span text:style-name="T2">The British Medical Journal </text:span><text:span text:style-name="T3">2, no. 4954 (1955): 1496-98.</text:span></text:p></text:note-body></text:note></text:span><text:span text:style-name="T31"> </text:span><text:span text:style-name="T28">with the chemical being classed as a "corrosive", joining cresol, phenol and unspecified acids to kill a total of 16 children between 1958 and 1977.</text:span><text:span text:style-name="T28"><text:note text:id="ftn7" text:note-class="footnote"><text:note-citation>11</text:note-citation><text:note-body><text:p text:style-name="Footnote"><text:span text:style-name="T8">Fraser, Neil C. "Accidental Poisoning Deaths in British Children 1958-77." </text:span><text:span text:style-name="T9">The British Medical Journal </text:span><text:span text:style-name="T10">280, no. 6231 (1980): 1595-98.</text:span></text:p></text:note-body></text:note></text:span><text:span text:style-name="T28"> </text:span><text:span text:style-name="T31">These figures also show a decreased prevalence of poisoning with caustic soda, indicating perhaps that its presence in the home diminished over this period. </text:span><text:span text:style-name="T33">Accidents were sometimes reported in newspapers, such as when a twelve-month old child picked up caustic soda flakes that his older sister had placed on the table and put them to his mouth.</text:span><text:span text:style-name="T33"><text:note text:id="ftn8" text:note-class="footnote"><text:note-citation>12</text:note-citation><text:note-body><text:p text:style-name="Footnote"><text:span text:style-name="T1">"Ten Calls for Ambulance: Bolton's Bad Night." </text:span><text:span text:style-name="T2">The Manchester Guardian</text:span><text:span text:style-name="T3">, 04/08/1937.</text:span></text:p></text:note-body></text:note></text:span><text:span text:style-name="T33"> </text:span><text:span text:style-name="T34">When reported like this, people could imagine a similar accident happening in their household, so </text:span><text:span text:style-name="T36">dissemination of stories of how these chemicals had been misused </text:span><text:span text:style-name="T34">could have a preventative effect.</text:span></text:p>
      <text:p text:style-name="P29"><text:span text:style-name="T31">C</text:span><text:span text:style-name="T28">austic soda could be used to remove old paint,</text:span><text:span text:style-name="T28"><text:note text:id="ftn9" text:note-class="footnote"><text:note-citation>13</text:note-citation><text:note-body><text:p text:style-name="P15"><text:span text:style-name="T1">"The Monster: A Kitchen Transformation." </text:span><text:span text:style-name="T2">The Manchester Guardian</text:span><text:span text:style-name="T3">, 02/11/1932 1932.</text:span></text:p></text:note-body></text:note></text:span><text:span text:style-name="T28"> </text:span><text:span text:style-name="T32">and although there were paint strippers available, it was a good option for those followers of furniture fashion who already had it at home. </text:span><text:span text:style-name="T35">The precaution of wearing rubber gloves were suggested for both caustic soda and dedicated paint strippers,</text:span><text:span text:style-name="T35"><text:note text:id="ftn10" text:note-class="footnote"><text:note-citation>14</text:note-citation><text:note-body><text:p text:style-name="P19">"Old Furniture: Stripping and Renovating" <text:span text:style-name="T19">The Manchester Guardian, 04/09/1935</text:span><text:span text:style-name="T24"> 6.</text:span></text:p></text:note-body></text:note></text:span><text:span text:style-name="T35"> similar to the care needed when spraying trees with winter wash, which consisted of a strong solution of caustic soda.</text:span><text:span text:style-name="T35"><text:note text:id="ftn11" text:note-class="footnote"><text:note-citation>15</text:note-citation><text:note-body><text:p text:style-name="P14"><text:span text:style-name="T1">"Winter Spraying: Fruit and Other Trees." </text:span><text:span text:style-name="T2">The Manchester Guardian</text:span><text:span text:style-name="T3">, 30/11/1940 1940.</text:span></text:p></text:note-body></text:note></text:span></text:p>
      <text:p text:style-name="P26"><text:span text:style-name="T41">Caustic soda also found use in the garden, where it could be used to help remove tree stumps.</text:span><text:span text:style-name="T41"><text:note text:id="ftn12" text:note-class="footnote"><text:note-citation>16</text:note-citation><text:note-body><text:p text:style-name="Footnote"><text:span text:style-name="T1">Duckham, Alexander. "Removing Stumps of Oaks." </text:span><text:span text:style-name="T2">The Times </text:span><text:span text:style-name="T3"><text:s/>(28/07/1930 1930): 18.</text:span></text:p></text:note-body></text:note></text:span><text:span text:style-name="T41"> This recommendation came via The Times letters page, with specific reference to oak, suggesting a large or well established garden. The letters page was regularly used for sharing advice about the use of household chemicals for various tasks. </text:span></text:p>
      <text:p text:style-name="P28"><text:span text:style-name="T41">Caustic soda could be used </text:span><text:span text:style-name="T47">for harm, as a type of acid attack, following the typical pattern of </text:span><text:span text:style-name="T49">a </text:span><text:span text:style-name="T47">spurned lover </text:span><text:span text:style-name="T49">attacking the object of their desire,</text:span><text:span text:style-name="T47"><text:note text:id="ftn13" text:note-class="footnote"><text:note-citation>17</text:note-citation><text:note-body><text:p text:style-name="Footnote"><text:span text:style-name="T1">"The Manchester Assizes: A Lover's "Brutal Revenge"." </text:span><text:span text:style-name="T2">The Manchester Guardian</text:span><text:span text:style-name="T3">, 24/04/1940 1940, 10.</text:span></text:p></text:note-body></text:note></text:span><text:span text:style-name="T46"> </text:span><text:span text:style-name="T49">or as </text:span><text:span text:style-name="T46">detailed in a report on a clash between police and anti-racism protestors following a National Front march in Lewisham, 1977.</text:span><text:span text:style-name="T46"><text:note text:id="ftn14" text:note-class="footnote"><text:note-citation>18</text:note-citation><text:note-body><text:p text:style-name="Footnote"><text:span text:style-name="T1">Trace, T. "Personal View." </text:span><text:span text:style-name="T2">The British Medical Journal </text:span><text:span text:style-name="T3">2, no. 6090 (1977): 825.</text:span></text:p></text:note-body></text:note></text:span></text:p>
      <text:p text:style-name="P32">Stricter controls on the sale of caustic soda were suggested in 1935, at a meeting of the British <text:soft-page-break/>Association of Chemists, in a discussion on the control of poisons.<text:note text:id="ftn15" text:note-class="footnote"><text:note-citation>19</text:note-citation><text:note-body><text:p text:style-name="Footnote"><text:span text:style-name="T1">"Control and Sale of Poisons." </text:span><text:span text:style-name="T2">The Manchester Guardian</text:span><text:span text:style-name="T3">, 02/12/1935 1935.</text:span></text:p></text:note-body></text:note> </text:p>
      <text:p text:style-name="P34"/>
      <text:p text:style-name="P5"/>
      <text:p text:style-name="P1">Washing soda is... </text:p>
      <text:p text:style-name="P11">Sodium carbonate</text:p>
      <text:p text:style-name="P6"/>
      <text:p text:style-name="P1">Described by Reeves as popular with working class women before WWI because as it was cheap, it was <text:span text:style-name="T59">"</text:span>made to do a great deal<text:span text:style-name="T59">"</text:span> including children<text:span text:style-name="T17">'</text:span>s baths and hair washing.<text:note text:id="ftn16" text:note-class="footnote"><text:note-citation>20</text:note-citation><text:note-body><text:p text:style-name="P13">Reeves p61</text:p></text:note-body></text:note> From Reeves we see the kind of quantities that women would buy were large, 7 pounds at a time was regular and 3d was a usual price for this amount.<text:note text:id="ftn17" text:note-class="footnote"><text:note-citation>21</text:note-citation><text:note-body><text:p text:style-name="P15"><text:span text:style-name="T1">Reeves, Pember. </text:span><text:span text:style-name="T2">Round About a Pound a Week</text:span><text:span text:style-name="T3">. The English Working Class. <text:s/>New York: Garland Pub., 1980. </text:span><text:span text:style-name="T4">(p60)</text:span></text:p></text:note-body></text:note></text:p>
      <text:p text:style-name="P1"/>
      <text:p text:style-name="P1">Buying cheap <text:span text:style-name="T56">washing </text:span>soda could be perilous, as the causticity could be higher than expected and cause problems such as the example Reeves gave of a woman who <text:span text:style-name="T59">"</text:span>scrubbed and washed and cleaned with it until her arms lost all their skin and she was taken into the workhouse infirmary with dangerous blood poisoning<text:span text:style-name="T59">"</text:span>.<text:note text:id="ftn18" text:note-class="footnote"><text:note-citation>22</text:note-citation><text:note-body><text:p text:style-name="P13">Reeves p61</text:p></text:note-body></text:note></text:p>
      <text:p text:style-name="P1"/>
      <text:p text:style-name="P39">Water hardness was, and continues to be, a factor in why there are regional variations in preferences for detergents and even tea bags. <text:span text:style-name="T53">Understanding</text:span> of water hardness was included in home economics lessons, and <text:span text:style-name="T62">soap </text:span>manufacturers urged consumers to write away to their water board to find out what the level of hardness was in their area. <text:s/>Soda could be used alone or as an additive to soften water, which has the effect of requiring less soap. <text:span text:style-name="T53">In this way, it can be viewed as saving money on soap, and as it also reduces the scum formed it saves time on cleaning. Washing soda also had roles to play in fuel efficiency while rationing was in effect, but it was not overtly linked to soap rationing, and the development of detergents. <text:s/></text:span></text:p>
      <text:p text:style-name="P39"/>
      <table:table table:name="Table1" table:style-name="Table1">
        <table:table-column table:style-name="Table1.A" table:number-columns-repeated="3"/>
        <text:soft-page-break/>
        <table:table-row>
          <table:table-cell table:style-name="Table1.A1" office:value-type="string">
            <text:p text:style-name="P54">Caustic</text:p>
          </table:table-cell>
          <table:table-cell table:style-name="Table1.A1" office:value-type="string">
            <text:p text:style-name="P54">Washing</text:p>
          </table:table-cell>
          <table:table-cell table:style-name="Table1.C1" office:value-type="string">
            <text:p text:style-name="P54">Bicarbonate</text:p>
          </table:table-cell>
        </table:table-row>
        <table:table-row>
          <table:table-cell table:style-name="Table1.A2" office:value-type="string">
            <text:p text:style-name="P55">Winter wash for trees</text:p>
          </table:table-cell>
          <table:table-cell table:style-name="Table1.A2" office:value-type="string">
            <text:p text:style-name="P42"><text:span text:style-name="T61">Mixed with copper sulphate and water, a treatment for plant rust, which specifically troubled snapdragons,</text:span><text:span text:style-name="T61"><text:note text:id="ftn21" text:note-class="footnote"><text:note-citation>23</text:note-citation><text:note-body><text:p text:style-name="Footnote"><text:span text:style-name="T1">"An Antirrhinum Menace: How Gardeners Should Combat It." </text:span><text:span text:style-name="T2">The Manchester Guardian</text:span><text:span text:style-name="T3">, 21/03/1936 1936.</text:span></text:p></text:note-body></text:note></text:span></text:p>
          </table:table-cell>
          <table:table-cell table:style-name="Table1.C2" office:value-type="string">
            <text:p text:style-name="P55">Fire extinguisher</text:p>
          </table:table-cell>
        </table:table-row>
        <table:table-row>
          <table:table-cell table:style-name="Table1.A2" office:value-type="string">
            <text:p text:style-name="P55">Killing tree stumps, including oak</text:p>
          </table:table-cell>
          <table:table-cell table:style-name="Table1.A2" office:value-type="string">
            <text:p text:style-name="P42"><text:span text:style-name="T52">Washing soda placed on the cut root of a dandelion would kill it, readers of the household tips section of the Manchester Guardian were assured.</text:span><text:span text:style-name="T52"><text:note text:id="ftn20" text:note-class="footnote"><text:note-citation>24</text:note-citation><text:note-body><text:p text:style-name="Footnote"><text:span text:style-name="T1">"Dandelions." </text:span><text:span text:style-name="T2">The Manchester Guardian</text:span><text:span text:style-name="T3">, 01/07/1936 1936.</text:span></text:p></text:note-body></text:note></text:span></text:p>
          </table:table-cell>
          <table:table-cell table:style-name="Table1.C2" office:value-type="string">
            <text:p text:style-name="Table_20_Contents"/>
          </table:table-cell>
        </table:table-row>
        <table:table-row>
          <table:table-cell table:style-name="Table1.A2" office:value-type="string">
            <text:p text:style-name="P51"><text:span text:style-name="T31">C</text:span><text:span text:style-name="T28">austic soda could be used to remove old paint </text:span><text:span text:style-name="T38">from furniture</text:span><text:span text:style-name="T28">,</text:span><text:span text:style-name="T28"><text:note text:id="ftn39" text:note-class="footnote"><text:note-citation>25</text:note-citation><text:note-body><text:p text:style-name="P15"><text:span text:style-name="T1">"The Monster: A Kitchen Transformation." </text:span><text:span text:style-name="T2">The Manchester Guardian</text:span><text:span text:style-name="T3">, 02/11/1932 1932.</text:span></text:p></text:note-body></text:note></text:span></text:p>
          </table:table-cell>
          <table:table-cell table:style-name="Table1.A2" office:value-type="string">
            <text:p text:style-name="P42">Washing soda was called upon in the <text:span text:style-name="T50">national </text:span>fight against <text:span text:style-name="T50">infestation with </text:span>bed-bugs <text:span text:style-name="T50">in 1933</text:span>, with beds to be dismantled and scrubbed with soap and soda.<text:note text:id="ftn19" text:note-class="footnote"><text:note-citation>26</text:note-citation><text:note-body><text:p text:style-name="P15"><text:span text:style-name="T1">"Infested New Houses: Salford's Measures National Campaign Possible." </text:span><text:span text:style-name="T2">The Manchester Guardian</text:span><text:span text:style-name="T3">, 12/12/1933.</text:span></text:p></text:note-body></text:note> </text:p>
          </table:table-cell>
          <table:table-cell table:style-name="Table1.C2" office:value-type="string">
            <text:p text:style-name="Table_20_Contents"/>
          </table:table-cell>
        </table:table-row>
        <table:table-row>
          <table:table-cell table:style-name="Table1.A2" office:value-type="string">
            <text:p text:style-name="P45">caustic soda can be used to neutralise acid from the "wireless accumulator" to stop it burning a hole in the carpet</text:p>
          </table:table-cell>
          <table:table-cell table:style-name="Table1.A2" office:value-type="string">
            <text:p text:style-name="P44">weak solution of <text:span text:style-name="T55">washing </text:span>soda can be used to soothe sore eyes from over-chlorinated swimming pools.<text:note text:id="ftn38" text:note-class="footnote"><text:note-citation>27</text:note-citation><text:note-body><text:p text:style-name="Footnote"><text:span text:style-name="T1">"Science and Housekeeping: Some Small Points." </text:span><text:span text:style-name="T2">The Manchester Guardian</text:span><text:span text:style-name="T3">, 27/08/1935 1935.</text:span></text:p></text:note-body></text:note></text:p>
          </table:table-cell>
          <table:table-cell table:style-name="Table1.C2" office:value-type="string">
            <text:p text:style-name="Table_20_Contents"/>
          </table:table-cell>
        </table:table-row>
        <table:table-row>
          <table:table-cell table:style-name="Table1.A2" office:value-type="string">
            <text:p text:style-name="P56">Violent chemical attack</text:p>
          </table:table-cell>
          <table:table-cell table:style-name="Table1.A2" office:value-type="string">
            <text:p text:style-name="P55">Soften water, save soap</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5">Slow coal burning,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5">Clean oven,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2"><text:span text:style-name="T54">washing soda to neutralise burns from acid.</text:span><text:span text:style-name="T54"><text:note text:id="ftn40" text:note-class="footnote"><text:note-citation>28</text:note-citation><text:note-body><text:p text:style-name="P17"><text:span text:style-name="T19">First Aid</text:span> No 34 in the <text:span text:style-name="T24">"Services of an Industry" series, ICI, 1943</text:span></text:p></text:note-body></text:note></text:span></text:p>
          </table:table-cell>
          <table:table-cell table:style-name="Table1.C2" office:value-type="string">
            <text:p text:style-name="P53"><text:span text:style-name="T54">baking soda for scalds and burns from fire</text:span><text:span text:style-name="T54"><text:note text:id="ftn41" text:note-class="footnote"><text:note-citation>29</text:note-citation><text:note-body><text:p text:style-name="P17"><text:span text:style-name="T19">First Aid</text:span> No 34 in the <text:span text:style-name="T24">"Services of an Industry" series, ICI, 1943</text:span></text:p></text:note-body></text:note></text:spa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span text:style-name="T62">Domestic uses of sodas</text:span></text:p>
      <text:p text:style-name="P39"/>
      <text:p text:style-name="P39"/>
      <text:p text:style-name="P48">Soda in wartime</text:p>
      <text:p text:style-name="P41">In <text:span text:style-name="T60">October </text:span>1940, ICI announced that they were withdrawing from sale their special moisture proof packages of washing soda, as the material was urgently needed for other products.<text:note text:id="ftn35" text:note-class="footnote"><text:note-citation>30</text:note-citation><text:note-body><text:p text:style-name="Footnote"><text:span text:style-name="T1">"Imperial Chemical Industries." </text:span><text:span text:style-name="T2">The Times</text:span><text:span text:style-name="T3">, 17/10/1940 1940, 3.</text:span></text:p></text:note-body></text:note> <text:span text:style-name="T60">This was in response to the paper control order issued in February that year, to reduce the amount of paper used to package commodities.</text:span><text:span text:style-name="T60"><text:note text:id="ftn37" text:note-class="footnote"><text:note-citation>31</text:note-citation><text:note-body><text:p text:style-name="Footnote"/></text:note-body></text:note></text:span><text:span text:style-name="T60"> </text:span></text:p>
      <text:p text:style-name="P1"/>
      <text:p text:style-name="P42"><text:span text:style-name="T52">Combatting potato blight was especially important during the Grow More Food or Dig for Britain </text:span><text:soft-page-break/><text:span text:style-name="T52">campaign, and washing soda mixed with copper sulphate and water could prevent it.</text:span><text:span text:style-name="T52"><text:note text:id="ftn22" text:note-class="footnote"><text:note-citation>32</text:note-citation><text:note-body><text:p text:style-name="Footnote"><text:span text:style-name="T12">"Two Potato Diseases." </text:span><text:span text:style-name="T13">The Manchester Guardian</text:span><text:span text:style-name="T14">, 22/03/1941 1941.</text:span></text:p></text:note-body></text:note></text:span><text:span text:style-name="T52"> This same anti-fungal solution was heralded by ICI as a method of stopping sand bags rotting, the company urged people to pretreat their sand bags with this simple solution.</text:span><text:span text:style-name="T52"><text:note text:id="ftn36" text:note-class="footnote"><text:note-citation>33</text:note-citation><text:note-body><text:p text:style-name="P15"><text:span text:style-name="T1">"Imperial Chemical Industries Limited." </text:span><text:span text:style-name="T2">The Times</text:span><text:span text:style-name="T3">, 27/06/1941 1941, 3.</text:span></text:p></text:note-body></text:note></text:span><text:span text:style-name="T52"> </text:span></text:p>
      <text:p text:style-name="P7"/>
      <text:p text:style-name="P49">Very often, no precise measurement is given for the amount of soda to be used. Descriptions such as "a little" abound, meaning that each person's experience is going to be varied, depending on their personal interpretation of the instruction. Sometimes more <text:span text:style-name="T51">precise </text:span>detail is provided about the amount which should be used for <text:span text:style-name="T51">successful</text:span> results, as in this example where the lump of washing soda is "about the size of a sixpenny piece",<text:note text:id="ftn23" text:note-class="footnote"><text:note-citation>34</text:note-citation><text:note-body><text:p text:style-name="Footnote"><text:span text:style-name="T8">"Shoes at the Seaside." </text:span><text:span text:style-name="T9">The Manchester Guardian</text:span><text:span text:style-name="T10">, 07/08/1934 </text:span><text:span text:style-name="T11">p6</text:span></text:p></text:note-body></text:note> <text:span text:style-name="T51">or "about the size of a walnut".</text:span><text:span text:style-name="T51"><text:note text:id="ftn24" text:note-class="footnote"><text:note-citation>35</text:note-citation><text:note-body><text:p text:style-name="P57">Dixon, Joan, and Kathleen E. Fletcher. 3rd ed. <text:s/>London: Pitman, 1974.</text:p></text:note-body></text:note></text:span><text:span text:style-name="T51"> Perhaps unsurprisingly when the potential for variability in strength of soda solution is considered, soda acquired a reputation for being harsh on hair, skin and fabrics. The advertisement of goods, especially laundry soaps as specifically </text:span><text:span text:style-name="T21">not</text:span><text:span text:style-name="T51"> containing soda illustrates this. </text:span></text:p>
      <text:p text:style-name="P8"/>
      <text:p text:style-name="P9">The descriptions of stain removal in the Manchester Guardian can be lovely vignettes of domestic life. On the subject of marble mantlepieces, which "soon become stained with smoke underneath and on top by cigarette ends or spilt liquid", readers imagine convivial drinks and cigarettes near the fireplace. The housewife is urged to take preventative action by cleaning the marble wit<text:span text:style-name="T55">h</text:span> furniture cream at the same time as the furniture. To remove the smoke stains underneath, pumice stone, whiting and powdered washing soda are mixed to a paste.<text:note text:id="ftn25" text:note-class="footnote"><text:note-citation>36</text:note-citation><text:note-body><text:p text:style-name="Footnote"><text:span text:style-name="T1">"Mantlepiece Stains." </text:span><text:span text:style-name="T2">The Manchester Guardian</text:span><text:span text:style-name="T3">, 08/11/1934 1934.</text:span></text:p></text:note-body></text:note> </text:p>
      <text:p text:style-name="P9"/>
      <text:p text:style-name="P10">Explanations for the use of soda could occasionally be found in newspaper articles such as "Science and Housekeeping", which detailed why hard water should be softened in order to lather soap better, and that, and a weak solution of <text:span text:style-name="T55">washing </text:span>soda can be used to soothe sore eyes from over-chlorinated swimming pools.<text:note text:id="ftn26" text:note-class="footnote"><text:note-citation>37</text:note-citation><text:note-body><text:p text:style-name="Footnote"><text:span text:style-name="T1">"Science and Housekeeping: Some Small Points." </text:span><text:span text:style-name="T2">The Manchester Guardian</text:span><text:span text:style-name="T3">, 27/08/1935 1935.</text:span></text:p></text:note-body></text:note> </text:p>
      <text:p text:style-name="P10"/>
      <text:p text:style-name="P46"/>
      <text:p text:style-name="P12"/>
      <text:p text:style-name="P47">Selling Soda</text:p>
      <text:p text:style-name="P50">As seen by the placement of an advert in <text:span text:style-name="T19">The Times</text:span><text:span text:style-name="T24"> by ICI announcing the cessation of their prepackaged soda, which came in 2lb boxes, consumers were used to the choice of ready packaged, branded goods. The Boots archive shows that they sold loose washing soda until 1967, when the expense of getting loose soda delivered to their shops meant that they had to reconsider offering this option to their customers. Part of the issue was that the demand for loose soda from consumers was not enough, the shops were not shifting enough of the product to warrant the quantities that manufacturers were willing to deliver. The problem was exacerbated when in 1964, Thawpit stopped supplying Boots with soda, </text:span><text:span text:style-name="T27">presumably because they closed their High Wycombe soda plant</text:span><text:span text:style-name="T24">. In a letter between </text:span><text:span text:style-name="T27">Boots'</text:span><text:span text:style-name="T24"> drug buying dept and retail prices dept, ICI 2lb packs are mentioned again, showing that this presentation endured and indicating that it was a convenient size for domestic use. </text:span><text:span text:style-name="T27">Indeed, Thawpit also prepared 2lb branded packs, as did Oso. Thawpit</text:span><text:span text:style-name="T24"> had been able to accommodate the regular small quantities called for, </text:span><text:span text:style-name="T27">delivering single cwt bags within London and 5 cwts outside London</text:span><text:span text:style-name="T24">, whereas ICI </text:span><text:span text:style-name="T27">said</text:span><text:span text:style-name="T24"> that orders would not be fulfilled until there was a wagon-load ready for that destination. In 1967 ICI discontinued selling soda in anything less than 0.5 ton lots, which </text:span></text:p>
      <text:p text:style-name="P25">Sodium bicarbonate</text:p>
      <text:p text:style-name="P24">Sodium bicarbonate is today touted as a cleaning material that our grandmothers used; the fine <text:soft-page-break/>white crystalline powder is gently abrasive when used as a paste on hard surfaces, it makes an alkaline solution that is not painfully caustic, it <text:span text:style-name="T23">is </text:span>in toothpaste so it must be safe to put in our mouths, it benignly absorbs peculiar smells in the fridge. <text:span text:style-name="T23">Depending on the sources interrogated, bicarbonate of soda was not often recommended for household cleaning. For instance, <text:s/></text:span><text:span text:style-name="T20">The Times</text:span><text:span text:style-name="T25"> does not mention bicarbon</text:span><text:span text:style-name="T26">ate </text:span><text:span text:style-name="T25">in relation to cleaning until 1970, when it recommends it for cleaning a new freezer. Newspapers such as the Guardian, the Daily Express and Daily Mirror which were read by the middle and working classes, included household hints featuring bicarbonate from the 1930s. </text:span></text:p>
      <text:p text:style-name="P24">Possibly some confusion comes from the use of the term soda, where it usually refers to washing soda. This is the closely related chemical, sodium carbonate which has similar properties of being alkaline, and <text:s/>can be used for similar cleaning tasks. It generally comes in larger lumps and is not intended for consumption or intimate uses such as face washes or toothpaste. Harold Wilson reminisced about a time when camping with the boy scouts he mistakenly used washing soda instead of baking soda when preparing the cabbage<text:note text:id="ftn27" text:note-class="footnote"><text:note-citation>38</text:note-citation><text:note-body><text:p text:style-name="Footnote"><text:span text:style-name="T1">Philip, Howard. "Camping as Life of Luxury with Inflatable Furniture and Ingenious Gadgets." </text:span><text:span text:style-name="T2">The Times </text:span><text:span text:style-name="T3"><text:s/></text:span><text:span text:style-name="T6">27/01/</text:span><text:span text:style-name="T3">1972 </text:span><text:span text:style-name="T6">p3</text:span></text:p></text:note-body></text:note> (it was inedible, though some would say that cabbage cooked with baking soda is also inedible – there was much debate about the proper cooking of vegetables during WW2). </text:p>
      <text:p text:style-name="P22">These names, washing soda and baking soda, indicate their principle uses. Focussing on baking soda, it’s food related uses are thanks to the giving off of carbon dioxide when it reacts with an acid. This means it makes baked goods rise, drinks effervesc<text:span text:style-name="T58">e.</text:span></text:p>
      <text:p text:style-name="P22"/>
      <text:p text:style-name="P30"><text:span text:style-name="T39">The visibility of bicarbonate of soda or baking soda in Britain can be compared to the United States, where branded baking soda was heavily promoted in specialist publications and in mass media. </text:span>In an American nursing journal, Church &amp; Dwight regularly placed adverts for the medical uses of baking soda. The company promoted their two brands Cow, and Arm &amp; Hammer, which they assured readers were always at hand in the domestic environment. Cleaning baby bottles is the principle non-internal use listed, which implies regular, economical and gentle use, not leaving any harmful or distasteful residue for the baby. Readers are advised to send for a booklet that outlines “<text:span text:style-name="T18">The Usefulness of Soda</text:span>”. Church &amp; Dwight produced a variety of almanacs as well as recipes and household hints in which they encouraged the choice of bicarbonate of soda for various domestic uses. According to the 1950s Church &amp; Dwight focused their efforts on promoting non-food uses of their products, which saw the publication of the <text:span text:style-name="T18">Usefulness of Soda</text:span> booklet. However, it was not the first time that the company had done this. Their 1935 booklet <text:span text:style-name="T18">It’s in Knowing How to Use It</text:span> presented baking, stain removal, garden and garage uses. </text:p>
      <text:p text:style-name="P31">These promotional booklets for baking soda appear to be uniquely American, as no equivalent appears to have been produced or distributed by British firms. The <text:span text:style-name="T40">booklets are not kept by the British Library, or the Bodlian, and are not available from British second hand booksellers. This, and the lack of advertising, suggests that British producers of bicarbonate of soda were not interested in increasing their sales of this product, or achieving any particular brand recognition. </text:span></text:p>
      <text:p text:style-name="P33">However, ICI placed <text:span text:style-name="T54">a series of adverts "Services of an Industry"</text:span> in the 1940s highlighting the numerous everyday products and processes that the chemical company were behind. The sodas featured in these, being chemicals that ICI manufactured in vast quantities in Britain. "The hand of the chemist is found at every turn – in our washing-soda, our bicarbonate of soda, baking powder...".<text:note text:id="ftn28" text:note-class="footnote"><text:note-citation>39</text:note-citation><text:note-body><text:p text:style-name="P17"><text:span text:style-name="T19">The Kitchen Front </text:span>No. 12 in the "services of an industry" series, ICI, 1942</text:p></text:note-body></text:note> <text:span text:style-name="T54">ICI especially linked themselves to the war efforts, "...in these days when strict economy is necessary, the careful housewife will add washing soda – crystallised sodium carbonate </text:span><text:soft-page-break/><text:span text:style-name="T54">– to soften the water and save soap."</text:span><text:span text:style-name="T54"><text:note text:id="ftn29" text:note-class="footnote"><text:note-citation>40</text:note-citation><text:note-body><text:p text:style-name="P18">Ruffs and Cuffs<text:span text:style-name="T24"> No. 36 in the "Services of an Industry" series, ICI, 1943</text:span></text:p></text:note-body></text:note></text:span><text:span text:style-name="T54"> "…the First Aider must improvise: at a pinch indeed, baking soda for scalds and burns from fire and washing soda to neutralise burns from acid."</text:span><text:span text:style-name="T54"><text:note text:id="ftn30" text:note-class="footnote"><text:note-citation>41</text:note-citation><text:note-body><text:p text:style-name="P17"><text:span text:style-name="T19">First Aid</text:span> No 34 in the <text:span text:style-name="T24">"Services of an Industry" series, ICI, 1943</text:span></text:p></text:note-body></text:note></text:span><text:span text:style-name="T54"> "Behind the counter, or in the inevitable shed at the back of the shop, are soda crystals (washing soda)..." linking the idealised view of the well provisioned village shop back to the war effort by saying that they provide the "farmworkers of Britain on whose labours the nation's food supply so largely depends."</text:span><text:span text:style-name="T54"><text:note text:id="ftn31" text:note-class="footnote"><text:note-citation>42</text:note-citation><text:note-body><text:p text:style-name="P17"><text:span text:style-name="T19">Emporium in </text:span><text:span text:style-name="T24">Arcady No</text:span> 37 <text:span text:style-name="T24">"Services of an Industry" series, ICI, 1944</text:span></text:p></text:note-body></text:note></text:span><text:span text:style-name="T54"> This series only promoted ICI as a chemical industry, as the producer of chemicals that make modern life possible, rather than as the guardian of one particular product, even though they did convey educational information about domestic uses of their chemicals. </text:span></text:p>
      <text:p text:style-name="P21">During the Second World War, The Ministry of Food placed newspaper adverts in the form of hints and recipes that referenced kitchen uses of bicarbonate of soda beyond leavening that would help alleviate problems encountered during rationing. This included to reduce the amount of sugar required to sweeten fruits and in cooking dried pulses. Baking soda was recommended as first aid for stings and burns, exposure to mustard gas, as well as a remedy for indigestion. Medical and beauty uses dominate the newspaper promotions of sodium bicarbonate. </text:p>
      <text:p text:style-name="P22">Newspapers carried occasional stories about bicarbonate of soda fire extinguishers that contained this substance were remarked on and advertised and in 1965 a large batch fitted to invalid carriages were recalled due to a problem with the bracket (not any thing to do about the efficacy of the system when deployed correctly). </text:p>
      <text:p text:style-name="P22"><text:span text:style-name="T54">In the 1980s crack cocaine emerged as a new drug in the US, spreading quickly to Britain, and n</text:span>ewspaper <text:span text:style-name="T54">articles</text:span> went into a surprising amount of detail when discussing the use of bicarbonate of soda in the production of crack. Although not a regular domestic use, newspapers reported on the topic as if it were something that anybody could do at home, a new incarnation of kitchen chemistry. apparently fascinated by the juxtaposition of an ordinary domestic substance being implicated in the homemade conversion of old fashioned cocaine into a new dangerous form of drug. The restriction of sodium bicarbonate because of this was not raised in the mainstream media or in parliamentary debate. Trying to control this everyday substance because of a tiny minority of people would have not only been very difficult to do, but would have caused uproar and ridicule. However, this could be compared to citric acid, which although it because of its role in heroin injection was restricted it was a much less commonly used substance, generally obtained from a pharmacy, rather than the grocery shelves and therefore not so much in the public eye. Domestic users of sodium citrate or citric acid were jam makers and home brewers, both wine and beer, where home brewing enthusiasts could go to specialist shops or mail order for supplies. Sodium citrate was suggested in domestic recipes as an alternative to fresh lemon juice, essentially meaning that it was a good substitute when lemons were scarce during WW2 for instance, but the crystalline chemical was generally unnecessary for most home uses.</text:p>
      <text:p text:style-name="P23">Only three times was it mentioned in The Times in relation to cleaning or to stain removal: once in 1970 in relation to combating a funny smell in defrosted freezers, in a 1978 book review of Victorian clothes cleaning and the other was not a domestic use but in relation to the removal of coal tar waterproofing inside the Statue of Liberty through a specially developed kind of sandblasting, but with bicarbonate. It was also connected with stains left on her face by a leak of the substance through gaps created by the removal of the coal 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21:51:55.921596000</meta:creation-date>
    <dc:date>2014-06-13T14:53:54.433481000</dc:date>
    <meta:editing-duration>P2DT3H36S</meta:editing-duration>
    <meta:editing-cycles>20</meta:editing-cycles>
    <meta:generator>LibreOffice/4.2.4.2$MacOSX_x86 LibreOffice_project/63150712c6d317d27ce2db16eb94c2f3d7b699f8</meta:generator>
    <meta:document-statistic meta:table-count="1" meta:image-count="0" meta:object-count="0" meta:page-count="7" meta:paragraph-count="98" meta:word-count="3842" meta:character-count="23650" meta:non-whitespace-character-count="19870"/>
  </office:meta>
</office:document-meta>
</file>